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994cm"/>
    </style:style>
    <style:style style:name="Table1.C" style:family="table-column">
      <style:table-column-properties style:column-width="7.509cm"/>
    </style:style>
    <style:style style:name="Table1.D" style:family="table-column">
      <style:table-column-properties style:column-width="5.2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49b7a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7c70b" officeooo:paragraph-rsid="0017c70b" style:font-name-asian="Arial1" style:font-size-asian="12pt" style:font-name-complex="Arial1" style:font-size-complex="12pt"/>
    </style:style>
    <style:style style:name="P12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style:font-name="Arial" fo:font-size="11pt" style:font-name-asian="Arial1" style:font-size-asian="11pt" style:font-name-complex="Arial1" style:font-size-complex="11pt"/>
    </style:style>
    <style:style style:name="P14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officeooo:paragraph-rsid="00149b7a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7ba1c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49b7a" officeooo:paragraph-rsid="00149b7a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WWNum1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17ba1c" officeooo:paragraph-rsid="0017ba1c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9b7a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4c63a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7ba1c" style:font-style-asian="normal" style:font-weight-asian="normal"/>
    </style:style>
    <style:style style:name="T5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6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8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9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10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11" style:family="text">
      <style:text-properties officeooo:rsid="00149b7a"/>
    </style:style>
    <style:style style:name="T12" style:family="text">
      <style:text-properties fo:font-weight="bold" officeooo:rsid="003775fb" style:font-weight-asian="bold" style:font-weight-complex="bold"/>
    </style:style>
    <style:style style:name="T13" style:family="text">
      <style:text-properties fo:font-weight="bold" officeooo:rsid="0017ba1c" style:font-weight-asian="bold" style:font-weight-complex="bold"/>
    </style:style>
    <style:style style:name="T14" style:family="text">
      <style:text-properties officeooo:rsid="0017ba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11">Oficina</text:span>: <text:span text:style-name="T14">Docker Unleashed</text:span></text:p>
            <text:p text:style-name="P1"><text:span text:style-name="T11">Professor</text:span>: <text:span text:style-name="T14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4">Unleashed</text:span><text:span text:style-name="T12"> – </text:span><text:span text:style-name="T13">Introdução, Instalação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8"/>
            <text:list xml:id="list7184021399297649604" text:style-name="WWNum2">
              <text:list-item>
                <text:p text:style-name="P12">Conhecer o <text:span text:style-name="T14">histórico da ferramenta e seus principais usos no mercado</text:span></text:p>
              </text:list-item>
            </text:list>
            <text:p text:style-name="P8"/>
            <text:list xml:id="list134010673865460" text:continue-numbering="true" text:style-name="WWNum2">
              <text:list-item>
                <text:p text:style-name="P14">Compreender a estrutura necessária para o funcionamento </text:p>
                <text:p text:style-name="P15"/>
              </text:list-item>
              <text:list-item>
                <text:p text:style-name="P16">Ilustrar o processo de instalação da ferramenta</text:p>
                <text:p text:style-name="P16"/>
              </text:list-item>
              <text:list-item>
                <text:p text:style-name="P17">Explanar a natureza dos microsserviços, o ciclo de vida de contêineres, Iniciar Imagem base do curso.</text:p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</table:table-cell>
          <table:table-cell table:style-name="Table1.A1" office:value-type="string">
            <text:list xml:id="list7156108123155469835" text:style-name="WWNum1">
              <text:list-item>
                <text:p text:style-name="P13"><text:span text:style-name="T3">E</text:span><text:span text:style-name="T1">xposição </text:span><text:span text:style-name="T2">de definições acerc</text:span><text:span text:style-name="T4">a do Docker </text:span><text:span text:style-name="T1">(aula 1)</text:span></text:p>
                <text:p text:style-name="P18"/>
              </text:list-item>
              <text:list-item>
                <text:p text:style-name="P19">Prática da instalação da ferramenta em conjunto com a turma.</text:p>
                <text:p text:style-name="P19"/>
              </text:list-item>
              <text:list-item>
                <text:p text:style-name="P20">Criação da Imagem Básica que será utilizada para as demais atividades no decorrer do curso.</text:p>
              </text:list-item>
            </text:list>
          </table:table-cell>
          <table:table-cell table:style-name="Table1.A1" office:value-type="string">
            <text:p text:style-name="P1"/>
            <text:p text:style-name="P11">FREQ.</text:p>
            <text:p text:style-name="P11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0"/>
            <text:p text:style-name="P6"><text:span text:style-name="T10">MATTHIAS, KARL; KANE, SEAN. </text:span><text:span text:style-name="T9">Docker: Up &amp; Running</text:span><text:span text:style-name="T8">.</text:span><text:span text:style-name="T5"> (</text:span><text:span text:style-name="T6">2015</text:span><text:span text:style-name="T5">). </text:span><text:span text:style-name="T6">2</text:span><text:span text:style-name="T5">. ed. </text:span><text:span text:style-name="T6">NOVA IORQUE</text:span><text:span text:style-name="T5">: </text:span><text:span text:style-name="T7">O'Reilly Media</text:span><text:span text:style-name="T5">, </text:span><text:span text:style-name="T6">2015</text:span><text:span text:style-name="T5">.</text:span></text:p>
            <text:p text:style-name="P7"/>
            <text:p text:style-name="P1"/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1</meta:generator>
    <dc:date>2018-04-03T13:40:09.955288158</dc:date>
    <meta:editing-duration>PT12M48S</meta:editing-duration>
    <meta:editing-cycles>4</meta:editing-cycles>
    <meta:document-statistic meta:table-count="1" meta:image-count="0" meta:object-count="0" meta:page-count="2" meta:paragraph-count="19" meta:word-count="119" meta:character-count="775" meta:non-whitespace-character-count="678"/>
  </office:meta>
</office:document-meta>
</file>